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 a node to a linked list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 next;</text:p>
      <text:p text:style-name="Standard">};</text:p>
      <text:p text:style-name="Standard">struct digit * createDigit(int dig);</text:p>
      <text:p text:style-name="Standard">struct digit * append(struct digit * end, struct digit * newDigitptr);</text:p>
      <text:p text:style-name="Standard">int main(void) {</text:p>
      <text:p text:style-name="Standard"><text:s text:c="4"/>//! stack=showMemory(start=65520,cursors=[start,newDigitptr,end,tmp])</text:p>
      <text:p text:style-name="Standard"><text:s text:c="4"/>struct digit *start, *newDigitptr, *end, *tmp;</text:p>
      <text:p text:style-name="Standard"><text:s text:c="4"/>int first = 5;</text:p>
      <text:p text:style-name="Standard"><text:s text:c="4"/>int second = 3;</text:p>
      <text:p text:style-name="Standard"><text:s text:c="4"/>int third = 7;</text:p>
      <text:p text:style-name="Standard"><text:s text:c="4"/>start = createDigit(first);</text:p>
      <text:p text:style-name="Standard"><text:s text:c="4"/>end = start;</text:p>
      <text:p text:style-name="Standard"><text:s text:c="4"/>newDigitptr = createDigit(second);</text:p>
      <text:p text:style-name="Standard"><text:s text:c="4"/>end = append(end, newDigitptr);</text:p>
      <text:p text:style-name="Standard"><text:s text:c="4"/>newDigitptr = createDigit(third);</text:p>
      <text:p text:style-name="Standard"><text:s text:c="4"/>end = append(end, newDigitptr);</text:p>
      <text:p text:style-name="Standard"><text:s text:c="4"/>// free needs to be added <text:s/>here</text:p>
      <text:p text:style-name="Standard"><text:s text:c="4"/>tmp = start-&gt;next;</text:p>
      <text:p text:style-name="Standard"><text:s text:c="4"/>free(start);</text:p>
      <text:p text:style-name="Standard"><text:s text:c="4"/>start = tmp;</text:p>
      <text:p text:style-name="Standard"><text:s text:c="4"/>tmp = start-&gt;next;</text:p>
      <text:p text:style-name="Standard"><text:s text:c="4"/>free(start);</text:p>
      <text:p text:style-name="Standard"><text:s text:c="4"/>free(tmp);</text:p>
      <text:p text:style-name="Standard"><text:s text:c="4"/>return 0;</text:p>
      <text:p text:style-name="Standard">}</text:p>
      <text:p text:style-name="Standard"/>
      <text:p text:style-name="Standard">struct digit * append(struct digit * end, struct digit * newDigitptr) {</text:p>
      <text:p text:style-name="Standard"><text:s text:c="4"/>//! heap=showMemory(start=260, cursors=[end,newDigitptr])</text:p>
      <text:p text:style-name="Standard"><text:s text:c="4"/>end-&gt;next = newDigitptr;</text:p>
      <text:p text:style-name="Standard"><text:s text:c="4"/>end = newDigitptr;</text:p>
      <text:p text:style-name="Standard"><text:s text:c="4"/>return(end);</text:p>
      <text:p text:style-name="Standard">}</text:p>
      <text:p text:style-name="Standard"/>
      <text:p text:style-name="Standard">struct digit * createDigit(int dig) {</text:p>
      <text:p text:style-name="Standard"><text:s text:c="4"/>//! heap=showMemory(start=260, cursors=[ptr])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39:21.613460683</meta:creation-date>
    <dc:date>2019-04-30T23:29:13.239566404</dc:date>
    <meta:editing-duration>PT49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53" meta:character-count="1185" meta:non-whitespace-character-count="951"/>
  </office:meta>
</office:document-meta>
</file>